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6" style:family="paragraph" style:parent-style-name="Text_20_body">
      <style:paragraph-properties fo:margin-top="0in" fo:margin-bottom="0in" loext:contextual-spacing="false" fo:line-height="200%"/>
      <style:text-properties officeooo:paragraph-rsid="0015b2b4"/>
    </style:style>
    <style:style style:name="P7"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8"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9" style:family="paragraph" style:parent-style-name="Standard">
      <style:paragraph-properties fo:line-height="200%" fo:text-align="start" style:justify-single-word="false" fo:break-before="page"/>
      <style:text-properties officeooo:paragraph-rsid="003c1f3c"/>
    </style:style>
    <style:style style:name="P10" style:family="paragraph" style:parent-style-name="Standard" style:list-style-name="L1">
      <style:paragraph-properties fo:line-height="200%" fo:text-align="start" style:justify-single-word="false"/>
      <style:text-properties officeooo:paragraph-rsid="0035c275"/>
    </style:style>
    <style:style style:name="P11" style:family="paragraph" style:parent-style-name="Standard">
      <style:paragraph-properties fo:line-height="200%" fo:text-align="start" style:justify-single-word="false"/>
      <style:text-properties officeooo:paragraph-rsid="0037ca9d"/>
    </style:style>
    <style:style style:name="P12" style:family="paragraph" style:parent-style-name="Standard">
      <style:paragraph-properties fo:line-height="200%" fo:text-align="start" style:justify-single-word="false"/>
      <style:text-properties officeooo:paragraph-rsid="003bd419"/>
    </style:style>
    <style:style style:name="P13" style:family="paragraph" style:parent-style-name="Standard">
      <style:paragraph-properties fo:line-height="200%" fo:text-align="start" style:justify-single-word="false"/>
      <style:text-properties officeooo:paragraph-rsid="003c956a"/>
    </style:style>
    <style:style style:name="P14" style:family="paragraph" style:parent-style-name="Standard" style:list-style-name="L1">
      <style:paragraph-properties fo:line-height="200%" fo:text-align="start" style:justify-single-word="false"/>
      <style:text-properties officeooo:rsid="0035c275" officeooo:paragraph-rsid="0035c275"/>
    </style:style>
    <style:style style:name="P15" style:family="paragraph" style:parent-style-name="Standard">
      <style:paragraph-properties fo:line-height="200%" fo:text-align="start" style:justify-single-word="false"/>
      <style:text-properties officeooo:rsid="0035c275" officeooo:paragraph-rsid="0035c275"/>
    </style:style>
    <style:style style:name="P16"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313f41" style:font-size-asian="12pt" style:font-style-asian="normal" style:font-name-complex="Times New Roman1" style:font-size-complex="12pt" style:font-style-complex="normal"/>
    </style:style>
    <style:style style:name="P17" style:family="paragraph" style:parent-style-name="Text_20_body">
      <style:paragraph-properties fo:margin-top="0in" fo:margin-bottom="0in" loext:contextual-spacing="false" fo:line-height="200%"/>
      <style:text-properties officeooo:paragraph-rsid="0015b2b4"/>
    </style:style>
    <style:style style:name="P18" style:family="paragraph" style:parent-style-name="Text_20_body">
      <style:paragraph-properties fo:margin-top="0in" fo:margin-bottom="0in" loext:contextual-spacing="false" fo:line-height="200%"/>
      <style:text-properties officeooo:paragraph-rsid="003c956a"/>
    </style:style>
    <style:style style:name="P19" style:family="paragraph" style:parent-style-name="Text_20_body">
      <style:paragraph-properties fo:margin-top="0in" fo:margin-bottom="0in" loext:contextual-spacing="false" fo:line-height="200%"/>
      <style:text-properties officeooo:rsid="003c956a" officeooo:paragraph-rsid="003c956a"/>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33e9ed" style:font-name-complex="Times New Roman1"/>
    </style:style>
    <style:style style:name="T6" style:family="text">
      <style:text-properties style:font-name="Times New Roman" officeooo:rsid="003d815b" style:font-name-complex="Times New Roman1"/>
    </style:style>
    <style:style style:name="T7" style:family="text">
      <style:text-properties style:font-name="Times New Roman" fo:font-size="12pt" fo:font-style="normal" style:font-size-asian="12pt" style:font-style-asian="normal" style:font-name-complex="Times New Roman1" style:font-size-complex="12pt" style:font-style-complex="normal"/>
    </style:style>
    <style:style style:name="T8" style:family="text">
      <style:text-properties style:font-name="Times New Roman" fo:font-size="12pt" fo:font-style="normal" officeooo:rsid="001b43b7" style:font-size-asian="12pt" style:font-style-asian="normal" style:font-name-complex="Times New Roman1" style:font-size-complex="12pt" style:font-style-complex="normal"/>
    </style:style>
    <style:style style:name="T9"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10" style:family="text">
      <style:text-properties style:font-name="Times New Roman" fo:font-size="12pt" fo:font-style="normal" officeooo:rsid="003c956a" style:font-size-asian="12pt" style:font-style-asian="normal" style:font-name-complex="Times New Roman1" style:font-size-complex="12pt" style:font-style-complex="normal"/>
    </style:style>
    <style:style style:name="T11" style:family="text">
      <style:text-properties style:font-name="Times New Roman" fo:font-size="12pt" style:font-size-asian="12pt" style:font-name-complex="Times New Roman1" style:font-size-complex="12pt"/>
    </style:style>
    <style:style style:name="T12" style:family="text">
      <style:text-properties style:font-name="Times New Roman" fo:font-size="12pt" officeooo:rsid="001b43b7" style:font-size-asian="12pt" style:font-name-complex="Times New Roman1" style:font-size-complex="12pt"/>
    </style:style>
    <style:style style:name="T13" style:family="text">
      <style:text-properties style:font-name="Times New Roman" fo:font-size="12pt" officeooo:rsid="00302af9" style:font-size-asian="12pt" style:font-name-complex="Times New Roman1" style:font-size-complex="12pt"/>
    </style:style>
    <style:style style:name="T14" style:family="text">
      <style:text-properties style:font-name="Times New Roman" fo:font-size="12pt" officeooo:rsid="0030ac18" style:font-size-asian="12pt" style:font-name-complex="Times New Roman1" style:font-size-complex="12pt"/>
    </style:style>
    <style:style style:name="T15" style:family="text">
      <style:text-properties style:font-name="Times New Roman" fo:font-size="12pt" officeooo:rsid="00313f41" style:font-size-asian="12pt" style:font-name-complex="Times New Roman1" style:font-size-complex="12pt"/>
    </style:style>
    <style:style style:name="T16" style:family="text">
      <style:text-properties style:font-name="Times New Roman" fo:font-size="12pt" officeooo:rsid="00350c7e" style:font-size-asian="12pt" style:font-name-complex="Times New Roman1" style:font-size-complex="12pt"/>
    </style:style>
    <style:style style:name="T17" style:family="text">
      <style:text-properties style:font-name="Times New Roman" fo:font-size="12pt" officeooo:rsid="0035c275" style:font-size-asian="12pt" style:font-name-complex="Times New Roman1" style:font-size-complex="12pt"/>
    </style:style>
    <style:style style:name="T18" style:family="text">
      <style:text-properties style:font-name="Times New Roman" fo:font-size="12pt" officeooo:rsid="0037ca9d" style:font-size-asian="12pt" style:font-name-complex="Times New Roman1" style:font-size-complex="12pt"/>
    </style:style>
    <style:style style:name="T19" style:family="text">
      <style:text-properties style:font-name="Times New Roman" fo:font-size="12pt" officeooo:rsid="00398d7b" style:font-size-asian="12pt" style:font-name-complex="Times New Roman1" style:font-size-complex="12pt"/>
    </style:style>
    <style:style style:name="T20" style:family="text">
      <style:text-properties style:font-name="Times New Roman" fo:font-size="12pt" officeooo:rsid="00399e61" style:font-size-asian="12pt" style:font-name-complex="Times New Roman1" style:font-size-complex="12pt"/>
    </style:style>
    <style:style style:name="T21" style:family="text">
      <style:text-properties style:font-name="Times New Roman" fo:font-size="12pt" officeooo:rsid="003b419c" style:font-size-asian="12pt" style:font-name-complex="Times New Roman1" style:font-size-complex="12pt"/>
    </style:style>
    <style:style style:name="T22" style:family="text">
      <style:text-properties style:font-name="Times New Roman" fo:font-size="12pt" officeooo:rsid="003bd419" style:font-size-asian="12pt" style:font-name-complex="Times New Roman1" style:font-size-complex="12pt"/>
    </style:style>
    <style:style style:name="T23" style:family="text">
      <style:text-properties style:font-name="Times New Roman" fo:font-size="12pt" officeooo:rsid="003c1f3c" style:font-size-asian="12pt" style:font-name-complex="Times New Roman1" style:font-size-complex="12pt"/>
    </style:style>
    <style:style style:name="T24" style:family="text">
      <style:text-properties style:font-name="Times New Roman" fo:font-size="12pt" officeooo:rsid="003c956a" style:font-size-asian="12pt" style:font-name-complex="Times New Roman1" style:font-size-complex="12pt"/>
    </style:style>
    <style:style style:name="T25" style:family="text">
      <style:text-properties style:font-name="Times New Roman" fo:font-size="12pt" fo:font-style="italic" style:font-size-asian="12pt" style:font-style-asian="italic" style:font-name-complex="Times New Roman1" style:font-size-complex="12pt" style:font-style-complex="italic"/>
    </style:style>
    <style:style style:name="T26" style:family="text">
      <style:text-properties style:font-name="Times New Roman" fo:font-size="12pt" fo:font-style="italic" officeooo:rsid="00313f41" style:font-size-asian="12pt" style:font-style-asian="italic" style:font-name-complex="Times New Roman1" style:font-size-complex="12pt" style:font-style-complex="italic"/>
    </style:style>
    <style:style style:name="T27" style:family="text">
      <style:text-properties style:font-name="Times New Roman" fo:font-size="12pt" fo:font-weight="normal" officeooo:rsid="001dc639" style:font-size-asian="12pt" style:font-weight-asian="normal" style:font-name-complex="Times New Roman1" style:font-size-complex="12pt" style:font-weight-complex="normal"/>
    </style:style>
    <style:style style:name="T28" style:family="text">
      <style:text-properties style:font-name="Times New Roman" fo:font-size="12pt" fo:font-weight="normal" officeooo:rsid="00339fbc" style:font-name-asian="Noto Serif CJK SC" style:font-size-asian="12pt" style:font-weight-asian="normal" style:font-name-complex="Times New Roman1" style:font-size-complex="12pt" style:font-weight-complex="normal"/>
    </style:style>
    <style:style style:name="T29" style:family="text">
      <style:text-properties style:font-name="Times New Roman" fo:font-size="12pt" fo:font-weight="normal" officeooo:rsid="0033e9ed" style:font-name-asian="Noto Serif CJK SC" style:font-size-asian="12pt" style:font-weight-asian="normal" style:font-name-complex="Times New Roman1"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8" text:outline-level="1"><text:span text:style-name="T27">Milestone </text:span><text:span text:style-name="T28">Two</text:span></text:h>
      <text:h text:style-name="P8" text:outline-level="1"><text:span text:style-name="T29">Enterprise</text:span><text:span text:style-name="T27"> Risk Management </text:span><text:span text:style-name="T29">Tools</text:span></text:h>
      <text:p text:style-name="P2"/>
      <text:p text:style-name="P1">Michael Surdek</text:p>
      <text:p text:style-name="P1">Southern New Hampshire University</text:p>
      <text:p text:style-name="P5"><text:span text:style-name="T4">DAT</text:span><text:span text:style-name="T1"> 6</text:span><text:span text:style-name="T4">1</text:span><text:span text:style-name="T2">0</text:span><text:span text:style-name="T1">: </text:span><text:span text:style-name="T4">Optimazation &amp; Risk Assessment</text:span></text:p>
      <text:p text:style-name="P3">Professor Kyle Camac</text:p>
      <text:p text:style-name="P4"><text:span text:style-name="T4">Octo</text:span><text:span text:style-name="T3">ber </text:span><text:span text:style-name="T6">29</text:span><text:span text:style-name="T1">, 2021</text:span></text:p>
      <text:p text:style-name="P9"><text:span text:style-name="T13"><text:tab/></text:span><text:span text:style-name="T16">An effective way of streamlining and improving an organization’s enterprise risk management function is to purch</text:span><text:span text:style-name="T23">a</text:span><text:span text:style-name="T16">se a risk management system from a third party vendor. Today’</text:span><text:span text:style-name="T17">s products</text:span><text:span text:style-name="T14"> </text:span><text:span text:style-name="T16">are</text:span><text:span text:style-name="T14"> cloud-based and </text:span><text:span text:style-name="T16">highly </text:span><text:span text:style-name="T14">configurable, meaning </text:span><text:span text:style-name="T16">they</text:span><text:span text:style-name="T14"> provide a single view of risk. </text:span><text:span text:style-name="T17">These systems </text:span><text:span text:style-name="T23">offer</text:span><text:span text:style-name="T17"> the benefits of easier risk management practices and simpler analysis. </text:span><text:span text:style-name="T23">They provide</text:span><text:span text:style-name="T17"> data collection and risk escalation </text:span><text:span text:style-name="T23">for business users as well as </text:span><text:span text:style-name="T14">information </text:span><text:span text:style-name="T23">and analysis via </text:span><text:span text:style-name="T14">reports, dashboards, </text:span><text:span text:style-name="T23">and </text:span><text:span text:style-name="T14">alerts </text:span><text:span text:style-name="T23">for</text:span><text:span text:style-name="T17"> risk professionals and senior management</text:span><text:span text:style-name="T14">. </text:span><text:span text:style-name="T18">Additionally, buying in to an ERM system at the highest level embeds risk awareness into the culture of an organization. “Increasing the focus on risk...allows risk to be considered more openly and breaks down silos with respect to how risk is managed.” (Kreiser)</text:span></text:p>
      <text:p text:style-name="P11"><text:span text:style-name="T18"/></text:p>
      <text:p text:style-name="P11"><text:span text:style-name="T17">The ERM tools that I would recommend for Company XYZ are:</text:span></text:p>
      <text:list xml:id="list2941052938" text:style-name="L1">
        <text:list-item>
          <text:p text:style-name="P10"><text:span text:style-name="T13">LogicGate </text:span><text:span text:style-name="T17">Risk Cloud</text:span></text:p>
        </text:list-item>
        <text:list-item>
          <text:p text:style-name="P10"><text:span text:style-name="T13">Sword GRC </text:span><text:span text:style-name="T17">Active Risk Manager</text:span></text:p>
        </text:list-item>
        <text:list-item>
          <text:p text:style-name="P14"><text:span text:style-name="T11">Onspring Enterprise Risk Management</text:span></text:p>
        </text:list-item>
      </text:list>
      <text:p text:style-name="P15"><text:span text:style-name="T11"/></text:p>
      <text:p text:style-name="P12"><text:span text:style-name="T11"><text:tab/></text:span><text:span text:style-name="T19">All of these tools offer integrated solutions for managing enterprise risk, which can come in the form of market, credit, or operational risks. </text:span><text:span text:style-name="T21">Each tool’s webpage promotes it’s ability to manage GRC, which stands for governance, risk, and compliance. </text:span><text:span text:style-name="T19">Onspring, the ERM</text:span><text:span text:style-name="T20"> </text:span><text:span text:style-name="T24">system of </text:span><text:span text:style-name="T19">choice </text:span><text:span text:style-name="T24">for </text:span><text:span text:style-name="T19">companies like Farmer’s Insurance and Western Union, appears </text:span><text:span text:style-name="T20">quite </text:span><text:span text:style-name="T19">capable of evaluating </text:span><text:span text:style-name="T20">credit risks. The LogicGate Risk Cloud </text:span><text:span text:style-name="T21">site</text:span><text:span text:style-name="T20"> declares that it powers agile risk management across industries such as banking </text:span><text:span text:style-name="T21">and investment services, likely focuing on market risk evaluation. Sword Active Risk Manager, used by organizations of all sizes including NASA, seems best suited to evaluate operational risk that arises from failed processes, people, systems, and external events.</text:span></text:p>
      <text:p text:style-name="P13"><text:span text:style-name="T21"><text:tab/>Company XYZ’s main objectives for purchasing an Enterprise Risk Management system are to rank claims in terms of potential fraud and to identify the most suspicious claims for their Special </text:span><text:soft-page-break/><text:span text:style-name="T21">Investigations Unit. Active Risk Manager</text:span><text:span text:style-name="T14"> </text:span><text:span text:style-name="T21">can </text:span><text:span text:style-name="T14">support </text:span><text:span text:style-name="T21">these goals with</text:span><text:span text:style-name="T14"> </text:span><text:span text:style-name="T21">what they call </text:span><text:span text:style-name="T14">flexible scoring. This functionality “provides the flexibility to qualitatively track emerging risks and concerns with ease while enabling more robust quantitative assessment and treatment of risks that have a material impact on the organization.” (Sword-GRC) </text:span><text:span text:style-name="T21">The ability to analyze claims </text:span><text:span text:style-name="T22">both qualitatively and quantitatively is what makes this the best tool for Company XYZ.</text:span></text:p>
      <text:p text:style-name="P13"><text:span text:style-name="T22"><text:tab/>Qualitative analysis, such as simply ranking risks as high, medium, or low, can help determine investiagtional priorities</text:span><text:span text:style-name="T14">. </text:span><text:span text:style-name="T22">Quantitative analysis can then assist the investigations by providing information and identifying critical factors. </text:span><text:span text:style-name="T23">In addition to</text:span><text:span text:style-name="T14"> ranking </text:span><text:span text:style-name="T22">and analyzing the claims</text:span><text:span text:style-name="T14">, the system can </text:span><text:span text:style-name="T23">also be </text:span><text:span text:style-name="T14">integrate</text:span><text:span text:style-name="T23">d</text:span><text:span text:style-name="T14"> with </text:span><text:span text:style-name="T15">the </text:span><text:span text:style-name="T14">schedules and assignments of SIU team members and </text:span><text:span text:style-name="T23">therfore</text:span><text:span text:style-name="T14"> improve their </text:span><text:span text:style-name="T15">overall</text:span><text:span text:style-name="T14"> productivtity. </text:span><text:span text:style-name="T23">Since Company XYZ has a strong history of using data analytics to manage market, credit, and insurance risk, the best enterprise risk management tool for them is Sword Active Risk Manager, which will not only mitigate their largest operational risks but also improve their business processes.</text:span></text:p>
      <text:p text:style-name="P7">References:</text:p>
      <text:p text:style-name="P16"/>
      <text:p text:style-name="P18"><text:span text:style-name="T9">K</text:span><text:span text:style-name="T10">reiser, Jim. (2013). </text:span><text:span text:style-name="T25">Five Benefits of Enterprise Risk Management</text:span><text:span text:style-name="T7">. </text:span><text:span text:style-name="T10">CliftonLarsonAllen. Retrieved <text:tab/>from https://www.claconnect.com/resources/articles/five-benefits-of-enterprise-risk-</text:span><text:span text:style-name="T10"><text:tab/>management</text:span></text:p>
      <text:p text:style-name="P6"><text:span text:style-name="T9"/></text:p>
      <text:p text:style-name="P18"><text:span text:style-name="T9">L</text:span><text:span text:style-name="T10">ogicGate. (2021). </text:span><text:span text:style-name="T25">Welcome to The LogicGate Risk Cloud</text:span><text:span text:style-name="T7">. </text:span><text:span text:style-name="T10">LogicGate. Retrieved from <text:tab/>https://www.logicgate.com/logicgate-platform/</text:span></text:p>
      <text:p text:style-name="P19"><text:span text:style-name="T9"/></text:p>
      <text:p text:style-name="P19"><text:span text:style-name="T9">O</text:span><text:span text:style-name="T7">nspring. (2021). </text:span><text:span text:style-name="T25">Enterprise Solution for Risk Management</text:span><text:span text:style-name="T7">. Onspring. Retrieved from <text:tab/>https://onspring.com/solutions/governance-risk-compliance/risk-management/</text:span></text:p>
      <text:p text:style-name="P6"><text:span text:style-name="T9"/></text:p>
      <text:p text:style-name="P6"><text:span text:style-name="T9">Sword-GRC</text:span><text:span text:style-name="T8">. (</text:span><text:span text:style-name="T9">2021</text:span><text:span text:style-name="T8">). </text:span><text:span text:style-name="Emphasis"><text:span text:style-name="T26">Sword Active Risk Manager Book A Demo</text:span></text:span><text:span text:style-name="Emphasis"><text:span text:style-name="T12">. </text:span></text:span><text:span text:style-name="T9">Sword-GRC</text:span><text:span text:style-name="T8">. Retrieved from <text:tab/>https://sword-grc.com/sword-active-risk-manager-book-a-demo/?utm_source=Capterr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0-29T21:04:37.213013207</dc:date>
    <meta:editing-duration>PT52M54S</meta:editing-duration>
    <meta:editing-cycles>14</meta:editing-cycles>
    <meta:generator>LibreOffice/6.4.7.2$Linux_X86_64 LibreOffice_project/40$Build-2</meta:generator>
    <meta:document-statistic meta:table-count="0" meta:image-count="0" meta:object-count="0" meta:page-count="4" meta:paragraph-count="20" meta:word-count="542" meta:character-count="3920" meta:non-whitespace-character-count="3393"/>
  </office:meta>
</office:document-meta>
</file>